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0000000C84C59C47D.png" manifest:media-type="image/png"/>
  <manifest:file-entry manifest:full-path="Pictures/10000201000000DC0000012B1AB872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7.075cm" svg:x="8.101cm" svg:y="1.046cm">
          <draw:image xlink:href="Pictures/10000201000000DC0000012B1AB872A4.png" xlink:type="simple" xlink:show="embed" xlink:actuate="onLoad">
            <text:p/>
          </draw:image>
        </draw:frame>
        <draw:frame draw:style-name="gr1" draw:text-style-name="P1" draw:layer="layout" svg:width="5.883cm" svg:height="7.355cm" svg:x="0.921cm" svg:y="0.978cm">
          <draw:image xlink:href="Pictures/10000201000000A0000000C84C59C47D.png" xlink:type="simple" xlink:show="embed" xlink:actuate="onLoad">
            <text:p/>
          </draw:image>
        </draw:frame>
        <draw:frame draw:style-name="gr2" draw:text-style-name="P2" draw:layer="layout" svg:width="5.798cm" svg:height="1.673cm" svg:x="7.871cm" svg:y="8.309cm">
          <draw:text-box>
            <text:p text:style-name="P2">Dennis M. Ritchie</text:p>
            <text:p text:style-name="P1">(1941 - 2011)</text:p>
          </draw:text-box>
        </draw:frame>
        <draw:frame draw:style-name="gr2" draw:text-style-name="P4" draw:layer="layout" svg:width="5.129cm" svg:height="1.673cm" svg:x="1.397cm" svg:y="8.36cm">
          <draw:text-box>
            <text:p><text:span text:style-name="T1">Ken Thompson</text:span></text:p>
            <text:p text:style-name="P3"><text:span text:style-name="T1">(1943 -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1:30:31.907305404</meta:creation-date>
    <dc:date>2016-03-13T21:36:27.366847942</dc:date>
    <meta:editing-duration>PT45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